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style:style>
    <style:style style:name="P3" style:family="paragraph" style:parent-style-name="Preformatted_20_Text">
      <style:text-properties style:font-name="Liberation Serif" fo:font-size="12pt" style:font-size-asian="12pt" style:font-size-complex="12pt"/>
    </style:style>
    <style:style style:name="P4" style:family="paragraph" style:parent-style-name="Preformatted_20_Text">
      <style:text-properties style:font-name="Liberation Serif" fo:font-size="12pt" fo:font-style="italic" style:font-size-asian="12pt" style:font-style-asian="italic" style:font-size-complex="12pt" style:font-style-complex="italic"/>
    </style:style>
    <style:style style:name="P5"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Preformatted_20_Text">
      <style:text-properties style:font-name="Liberation Serif" fo:font-size="12pt" style:text-underline-style="solid" style:text-underline-width="auto" style:text-underline-color="font-color" style:font-size-asian="12pt" style:font-size-complex="12pt"/>
    </style:style>
    <style:style style:name="P8" style:family="paragraph" style:parent-style-name="Preformatted_20_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style:font-name="sans-serif" fo:font-size="9pt" fo:letter-spacing="normal" fo:font-style="normal" fo:font-weight="normal" style:font-size-asian="12pt" style:font-size-complex="12pt"/>
    </style:style>
    <style:style style:name="T4" style:family="text">
      <style:text-properties style:font-size-asian="12pt" style:font-size-complex="12pt"/>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 Renaissance</text:span></text:p>
      <text:p text:style-name="P1">Показательные картины: <text:s text:c="2"/></text:p>
      <text:p text:style-name="P1">The Birth of Venus by Sandro Botticelli</text:p>
      <text:p text:style-name="P1">http://img0.liveinternet.ru/images/attach/c/6/92/522/92522590_zhenschinazhemchuzhina.jpg</text:p>
      <text:p text:style-name="P1">Sistine Madonna by Rafael Santi</text:p>
      <text:p text:style-name="P1">http://files.adme.ru/files/news/part_28/283055/2.jpg</text:p>
      <text:p text:style-name="P1">The last Supper by Leonardo da Vinci</text:p>
      <text:p text:style-name="P1">http://files.adme.ru/files/news/part_28/283055/3.jpg</text:p>
      <text:p text:style-name="P1"/>
      <text:p text:style-name="P1">Описание: </text:p>
      <text:p text:style-name="P1">The Renaissance marks the period of European history at the close of the Middle Ages and the rise of the Modern world. It represents a cultural rebirth from the 14th through the middle of the 17th centuries. Early Renaissance, mostly in Italy, bridges the art period during the fifteenth century, between the Middle Ages and the High Renaissance in Italy. It is generally known that Renaissance matured in Northern Europe later, in the 16th century.</text:p>
      <text:p text:style-name="P1"/>
      <text:p text:style-name="P1">Представители: </text:p>
      <text:p text:style-name="P1">1. Leonardo da Vinci</text:p>
      <text:p text:style-name="P1">Галерея:</text:p>
      <text:p text:style-name="P1">The Mona Lisa or La Gioconda</text:p>
      <text:p text:style-name="P1">http://cunosc.ro/wp-content/uploads/mona-lisa-high.jpg</text:p>
      <text:p text:style-name="P1">The Vitruvian Man</text:p>
      <text:p text:style-name="P1">http://i0.wp.com/buduzdorov.net/wp-content/uploads/2010/10/leonardo2Man.jpg?fit=1024%2C1024</text:p>
      <text:p text:style-name="P1">The Virgin and Child with St. Anne</text:p>
      <text:p text:style-name="P1">http://www.selfproject.it/ilbordodellanuvola/Doc/img/lezioni/4/big/08.jpg</text:p>
      <text:p text:style-name="P1"/>
      <text:p text:style-name="P1">2. Lucas Cranach the Elder</text:p>
      <text:p text:style-name="P1">Портрет:</text:p>
      <text:p text:style-name="P1">http://upload.wikimedia.org/wikipedia/commons/thumb/2/22/Lucas_Cranach_d._%C3%84._063.jpg/760px-Lucas_Cranach_d._%C3%84._063.jpg</text:p>
      <text:p text:style-name="P1">Годы жизни: c. 1472 – 16 October 1553</text:p>
      <text:p text:style-name="P1">Жанр: Early Renaissance</text:p>
      <text:p text:style-name="P1">Биография: </text:p>
      <text:p text:style-name="P1">Lucas Cranach the Elder  was a German Renaissance painter and printmaker inwoodcut and engraving. He was court painter to the Electors of Saxony for most of his career, and is known for his portraits, both of German princes and those of the leaders of the Protestant Reformation, whose cause he embraced with enthusiasm, becoming a close friend of Martin Luther. He also painted religious subjects, first in the Catholic tradition, and later trying to find new ways of conveying Lutheran religious concerns in art.</text:p>
      <text:p text:style-name="P1">Галерея:</text:p>
      <text:p text:style-name="P1">Apollo and Diana</text:p>
      <text:p text:style-name="P1">http://upload.wikimedia.org/wikipedia/commons/thumb/3/36/Lucas_Cranach_the_Elder_-_Apoll_und_Diana_in_waldiger_Landschaft_-_Google_Art_Project.jpg/696px-Lucas_Cranach_the_Elder_-_Apoll_und_Diana_in_waldiger_Landschaft_-_Google_Art_Project.jpg</text:p>
      <text:p text:style-name="P1">Martin Luther</text:p>
      <text:p text:style-name="P1">http://im3.kommersant.ru/Issues.photo/CORP/2014/08/21/KMO_121006_00797_1_t210_190828.jpg</text:p>
      <text:p text:style-name="P1">Adam and Eve</text:p>
      <text:p text:style-name="P1">http://upload.wikimedia.org/wikipedia/commons/b/bd/AdamEveParadiseCranach.jpg</text:p>
      <text:p text:style-name="P1"/>
      <text:p text:style-name="P1"><text:soft-page-break/>Claude Monet</text:p>
      <text:p text:style-name="P1">Портрет:</text:p>
      <text:p text:style-name="P1">http://2.bp.blogspot.com/_qcuftpB9Hx8/TGB-JshlhDI/AAAAAAAACHo/92Li6XxfLek/s1600/Claude+Monet.jpg</text:p>
      <text:p text:style-name="P1">Годы жизни: <text:s/>14 November 1840 – 5 December 1926</text:p>
      <text:p text:style-name="P1">Жанр: Impressionist</text:p>
      <text:p text:style-name="P1">Биография:</text:p>
      <text:p text:style-name="P1">Oscar-Claude Monet was a founder of French Impressionist painting, and the most consistent and prolific practitioner of the movement's philosophy of expressing one's perceptions before nature, especially as applied to plein-air landscape painting. The term "Impressionism" is derived from the title of his painting Impression, soleil levant (Impression, Sunrise), which was exhibited in 1874 in the first of the independent exhibitions mounted by Monet and his associates as an alternative to the Salon de Paris.</text:p>
      <text:p text:style-name="P1">Галерея:</text:p>
      <text:p text:style-name="P1">Water lilies </text:p>
      <text:p text:style-name="P1">http://www.monetalia.com/paintings/large/monet-water-lilies-15.jpg</text:p>
      <text:p text:style-name="P1">The woman in the green dress</text:p>
      <text:p text:style-name="P1">http://www.printdigital.ru/img/mone/claudemonetp013.jpg</text:p>
      <text:p text:style-name="P1">Impression: Sunrise</text:p>
      <text:p text:style-name="P1">http://i.imgur.com/DuElKfW.jpg</text:p>
      <text:p text:style-name="P1"/>
      <text:p text:style-name="P1">4. <text:s/>Michelangelo Buonarroti</text:p>
      <text:p text:style-name="P1">Портет: http://i.ytimg.com/vi/7gJN1zuTwlg/maxresdefault.jpg</text:p>
      <text:p text:style-name="P1">Годы жизни: <text:s/>6 March 1475 – 18 February 1564</text:p>
      <text:p text:style-name="P1">Жанр: High Renaissance</text:p>
      <text:p text:style-name="P1">Michelangelo di Lodovico Buonarroti Simoni commonly known as Michelangelo, was an Italian sculptor, painter, architect, poet, and engineer of the High Renaissance who exerted an unparalleled influence on the development of Western art. Considered the greatest living artist in his lifetime, he has since been held as one of the greatest artists of all time. Despite making few forays beyond the arts, his versatility in the disciplines he took up was of such a high order that he is often considered a contender for the title of the archetypal Renaissance man, along with his fellow Italian Leonardo da Vinci.</text:p>
      <text:p text:style-name="P1">Галерея:</text:p>
      <text:p text:style-name="P1">The Last Judgement</text:p>
      <text:p text:style-name="P1">http://mmbiz.qpic.cn/mmbiz/ibbjzt4BDBw60kSPaVibia661icRj42kII5LvSeI25b5AypzXzXMib1k77RYXCQTicsicdaWsyoechEdl5MdBlTgMnb9A/0</text:p>
      <text:p text:style-name="P1">The Sistine Chapel Ceiling</text:p>
      <text:p text:style-name="P1">https://lh4.googleusercontent.com/-yspwonmXHHM/Uk41q3a-C2I/AAAAAAAAB1w/yJ_V_m5_xj4/w2957-h1063/CAPPELLA_SISTINA_Ceiling.jpg</text:p>
      <text:p text:style-name="P1">The First day of Creation</text:p>
      <text:p text:style-name="P1">http://4.bp.blogspot.com/-rUj1tJY-CnI/T8PLGsoqyDI/AAAAAAAAI8g/w7Ldh0oRedY/s1600/LuzTrevasMichelangeloWga.jpg</text:p>
      <text:p text:style-name="P1"/>
      <text:p text:style-name="P1">5.Giotto</text:p>
      <text:p text:style-name="P1">Портрет:</text:p>
      <text:p text:style-name="P1">http://www.vestnik.ulsu.ru/img/djotto_otkriv_treh_1.jpg</text:p>
      <text:p text:style-name="P1">Годы жизни: 1266/7 – January 8, 1337</text:p>
      <text:p text:style-name="P1">Жанр: Early Renaissance <text:s/></text:p>
      <text:p text:style-name="P1">Биография:</text:p>
      <text:p text:style-name="P1">Giotto di Bondone, known as Giotto, was an Italian painter and architect from Florence in the late Middle Ages. He is generally considered the first in a line of great artists who contributed to the Italian Renaissance.</text:p>
      <text:p text:style-name="P1"><text:soft-page-break/>Giotto's contemporary, the banker and chronicler Giovanni Villani, wrote that Giotto was "the most sovereign master of painting in his time, who drew all his figures and their postures according to nature. And he was given a salary by the Comune of Florence in virtue of his talent and excellence."</text:p>
      <text:p text:style-name="P1">Галерея:</text:p>
      <text:p text:style-name="P1">A portrait of Dante</text:p>
      <text:p text:style-name="P1">http://static.klasnaocinka.com.ua/uploads/editor/4185/398224/sitepage_174/images/risunok7.jpg</text:p>
      <text:p text:style-name="P1">Legend of St. Francis</text:p>
      <text:p text:style-name="P1">http://upload.wikimedia.org/wikipedia/commons/thumb/6/6b/Giotto_di_Bondone_-_Legend_of_St_Francis_-_5._Renunciation_of_Wordly_Goods_-_WGA09123.jpg/800px-Giotto_di_Bondone_-_Legend_of_St_Francis_-_5._Renunciation_of_Wordly_Goods_-_WGA09123.jpg</text:p>
      <text:p text:style-name="P1">The Nativity</text:p>
      <text:p text:style-name="P1">http://www.chimdocet.it/solido/images3/giotto.gif</text:p>
      <text:p text:style-name="P1"/>
      <text:p text:style-name="P1">6.Pierre-Auguste Renoir</text:p>
      <text:p text:style-name="P1">Портрет:</text:p>
      <text:p text:style-name="P1">https://lh5.googleusercontent.com/-2qT__luHqRs/U8u5RdA0ZnI/AAAAAAAAABc/VFLbCYfJbUE/s640/blogger-image--276144559.jpg</text:p>
      <text:p text:style-name="P1">Годы жизни: 25 February 1841 – 3 December 1919</text:p>
      <text:p text:style-name="P1">Жанр:Impressionist</text:p>
      <text:p text:style-name="P1">Биография:</text:p>
      <text:p text:style-name="P1">Pierre-Auguste Renoir, commonly known as Auguste Renoir was a French artist who was a leading painter in the development of the Impressionist style. As a celebrator of beauty, and especially feminine sensuality, it has been said that "Renoir is the final representative of a tradition which runs directly from Rubens to Watteau." He was the father of actor Pierre Renoir (1885–1952), filmmaker Jean Renoir (1894–1979) and ceramic artist Claude Renoir (1901–69). He was the grandfather of the filmmaker Claude Renoir (1913–1993), son of Pierre.</text:p>
      <text:p text:style-name="P1">Галерея:</text:p>
      <text:p text:style-name="P1">The Theater Box</text:p>
      <text:p text:style-name="P1">http://3.bp.blogspot.com/-Y2htv2_nrw0/VJSZEv83ubI/AAAAAAAAk2I/Cz6gVqMNUF0/s1600/x.jpg</text:p>
      <text:p text:style-name="P1">The swing</text:p>
      <text:p text:style-name="P1">http://www.favoritdekor.se/shop/15080/art80/h1411/17861411-origpic-63907a.jpg</text:p>
      <text:p text:style-name="P1">Two sisters</text:p>
      <text:p text:style-name="P1">https://lh4.googleusercontent.com/-KEMJIyu_Hbw/URgbglR5AjI/AAAAAAAAAvI/gYGhmAx89yE/w824-h1024/00003326.jpg</text:p>
      <text:p text:style-name="P1"/>
      <text:p text:style-name="P4">Modernism</text:p>
      <text:p text:style-name="P1"/>
      <text:p text:style-name="P1">Показательные картины:</text:p>
      <text:p text:style-name="P1">The starry night by Vincent van Gogh </text:p>
      <text:p text:style-name="P1">http://affordableartfair.com/hampstead/files/2013/03/the-starry-night-18891-460x287.jpg</text:p>
      <text:p text:style-name="P1">Bather by Pablo Picasso</text:p>
      <text:p text:style-name="P1">https://dg19s6hp6ufoh.cloudfront.net/pictures/612359965/large/bather-1928.jpeg</text:p>
      <text:p text:style-name="P1">Bathing of a Red horse by Kuzma Petrov-Vodkin</text:p>
      <text:p text:style-name="P1">http://webstarco.narod.ru/painting/images/petrov5.jpg</text:p>
      <text:p text:style-name="P1"/>
      <text:p text:style-name="P1">Описание:</text:p>
      <text:p text:style-name="P1">Modernism is a philosophical movement that, along with cultural trends and changes, arose from wide-scale and far-reaching transformations in Western society in the late 19th and early 20th centuries. Among the factors that shaped Modernism were the development of modern industrial <text:soft-page-break/>societies and the rapid growth of cities, followed then by the horror of World War I. Modernism also rejected the certainty of Enlightenment thinking, and many modernists rejected religious belief.</text:p>
      <text:p text:style-name="P1"/>
      <text:p text:style-name="P1">Последователи:</text:p>
      <text:p text:style-name="P1">1. Kazimir Malevich</text:p>
      <text:p text:style-name="P1">Портрет:</text:p>
      <text:p text:style-name="P1">https://robotfication.files.wordpress.com/2014/11/31580f8f4d7cf30b541e3197213d710e.jpg</text:p>
      <text:p text:style-name="P1">Годы жизни: 23 February 1879 – 15 May 1935</text:p>
      <text:p text:style-name="P1">Жанр: Avant-garde</text:p>
      <text:p text:style-name="P1">Биография:</text:p>
      <text:p text:style-name="P1">Kazimir Severinovich Malevich was a Russian painter and art theoretician. He was a pioneer of geometric abstract art and the originator of the avant-garde, Suprematist movement.</text:p>
      <text:p text:style-name="P1">Галерея:</text:p>
      <text:p text:style-name="P1">Black square</text:p>
      <text:p text:style-name="P1">http://upload.wikimedia.org/wikipedia/commons/e/e3/%D0%A7%D1%91%D1%80%D0%BD%D1%8B%D0%B9_%D0%BA%D0%B2%D0%B0%D0%B4%D1%80%D0%B0%D1%82._%D0%9E%D0%BA.1923._%D0%93%D0%A0%D0%9C.png</text:p>
      <text:p text:style-name="P1">Flower girl</text:p>
      <text:p text:style-name="P1">https://pbs.twimg.com/media/B8g2wjoCYAIPjd1.jpg:large</text:p>
      <text:p text:style-name="P1">Head of a peasant girl</text:p>
      <text:p text:style-name="P1">http://glotime.tv/wp-content/uploads/2014/07/Head_of_a_Peasant_Girl.jpg</text:p>
      <text:p text:style-name="P1"/>
      <text:p text:style-name="P1">2. Marcel Duchamp</text:p>
      <text:p text:style-name="P1">Портрет:</text:p>
      <text:p text:style-name="P1">http://uploads2.wikiart.org/images/marcel-duchamp.jpg!Portrait.jpg</text:p>
      <text:p text:style-name="P1">Годы жизни: 28 July 1887 – 2 October 1968</text:p>
      <text:p text:style-name="P1">Жанр: Anti-art</text:p>
      <text:p text:style-name="P1">Биография:</text:p>
      <text:p text:style-name="P1">Marcel Duchamp was a French, naturalized American painter, sculptor, chess player, and writer whose work is associated with Dadaism (anti-art) and conceptual art, although careful about his use of the term Dada and direct association with Dada groups. Duchamp is commonly regarded, along with Pablo Picasso and Henri Matisse, as one of the three artists who helped to define the revolutionary developments in the plastic arts in the opening decades of the twentieth century, responsible for significant developments in painting and sculpture. Duchamp has had an immense impact on twentieth-century and twenty first-century art. By World War I, he had rejected the work of many of his fellow artists (like Henri Matisse) as "retinal" art, intended only to please the eye. Instead, Duchamp wanted to put art back in the service of the mind.</text:p>
      <text:p text:style-name="P1">Галерея:</text:p>
      <text:p text:style-name="P1">Fountain</text:p>
      <text:p text:style-name="P1">http://www.artandcointv.com/imageUploads/GreatMasters/FOUNTAIN.jpg</text:p>
      <text:p text:style-name="P1">L.H.O.O.Q</text:p>
      <text:p text:style-name="P1">https://artislimited.files.wordpress.com/2013/05/duchamp-mona-lisa-lhooq.jpg?w=652&amp;h=1030</text:p>
      <text:p text:style-name="P1">The large glass</text:p>
      <text:p text:style-name="P1">http://1.bp.blogspot.com/-carRQxXAPSI/UmfqIXb8LAI/AAAAAAAAGhw/h8-9j5tZvzg/s1600/3333.jpg</text:p>
      <text:p text:style-name="P1"/>
      <text:p text:style-name="P1">3. Frida Kahlo</text:p>
      <text:p text:style-name="P1">Портрет:</text:p>
      <text:p text:style-name="P1">http://rupo.ru/i/msg_i/3122/02.jpg</text:p>
      <text:p text:style-name="P1">Годы жизни: July 6, 1907 – July 13, 1954</text:p>
      <text:p text:style-name="P1">Жанр: Primitivism</text:p>
      <text:p text:style-name="P1">Биография:</text:p>
      <text:p text:style-name="P1"><text:soft-page-break/>Frida Kahlo de Rivera was a Mexican painter who is best known for her self-portraits. Mexican culture and Amerindian cultural tradition are important in her work, which has been sometimes characterized as naive art or folk art. Her work has also been described as surrealist, and in 1938 André Breton, principal initiator of the surrealist movement, described Kahlo's art as a "ribbon around a bomb". Frida rejected the "surrealist" label; she believed that her work reflected more of her reality than her dreams.</text:p>
      <text:p text:style-name="P1">Галерея:</text:p>
      <text:p text:style-name="P1">The suicide of Dorothy Hale</text:p>
      <text:p text:style-name="P1">https://classconnection.s3.amazonaws.com/208/flashcards/1234208/jpg/hale1335520545132.jpg</text:p>
      <text:p text:style-name="P1">Self-portrait with Thorn Necklace and Hummingbird</text:p>
      <text:p text:style-name="P1">https://s-media-cache-ak0.pinimg.com/736x/6a/c3/38/6ac338e855dd1d13252af727a0e637d3.jpg</text:p>
      <text:p text:style-name="P1">Raices</text:p>
      <text:p text:style-name="P1">http://www.tuttigliuominidilola.it/wp-content/uploads/2013/01/raices-de-frida-kahlo.jpg</text:p>
      <text:p text:style-name="P1"/>
      <text:p text:style-name="P1">4. Pablo Picasso</text:p>
      <text:p text:style-name="P1">Портрет:</text:p>
      <text:p text:style-name="P1">http://media.telemundo47.com/images/tlmd_pablopicasso_wikimedia.jpg</text:p>
      <text:p text:style-name="P1">Годы жизни: 25 October 1881 – 8 April 1973</text:p>
      <text:p text:style-name="P1">Жанр: Avant-garde</text:p>
      <text:p text:style-name="P1">Биография:</text:p>
      <text:p text:style-name="P1">Pablo Ruiz y Picasso, also known as Pablo Picasso, was a Spanish painter, sculptor, printmaker, ceramicist, stage designer, poet and playwright who spent most of his adult life in France. As one of the greatest and most influential artists of the 20th century, he is known for co-founding the Cubist movement, the invention of constructed sculpture, the co-invention of collage, and for the wide variety of styles that he helped develop and explore. Among his most famous works are the proto-Cubist Les Demoiselles d'Avignon (1907), and Guernica (1937), a portrayal of the Bombing of Guernica by the German and Italian airforces at the behest of the Spanish nationalist government during the Spanish Civil War.</text:p>
      <text:p text:style-name="P1">Галерея:</text:p>
      <text:p text:style-name="P1">Old woman</text:p>
      <text:p text:style-name="P1">http://4.bp.blogspot.com/-GzAi6NLFXYM/U_FWM8HtSXI/AAAAAAAAA0Y/K_hRqQtYi90/s1600/Pablo_Picasso,_1901,_Old_Woman_(Woman_with_Gloves,_Woman_With_Jewelery),_oil_on_cardboard,_26_3-8_x_20_1-2_inches_(67_x_52_1_cm),_Philadelphia_Museum_of_Art.jpg</text:p>
      <text:p text:style-name="P1">Absinthe drinker</text:p>
      <text:p text:style-name="P1">http://loffit.abc.es/wp-content/uploads/2011/11/Picasso-Absinthdrinkster_1.jpg</text:p>
      <text:p text:style-name="P1">Girl with a Mandoline</text:p>
      <text:p text:style-name="P1">http://s2.hubimg.com/u/8535629_f520.jpg</text:p>
      <text:p text:style-name="P1"/>
      <text:p text:style-name="P1">5. Henri Rousseau</text:p>
      <text:p text:style-name="P1">Портрет: </text:p>
      <text:p text:style-name="P1">http://www.bibliotekar.ru/k-Rousseau/index.files/image001.jpg</text:p>
      <text:p text:style-name="P1">Годы жизни: May 21, 1844 – September 2, 1910</text:p>
      <text:p text:style-name="P1">Жанр: Primitivism</text:p>
      <text:p text:style-name="P1">Биография:</text:p>
      <text:p text:style-name="P1">Henri Julien Félix Rousseau was a French Post-Impressionist painter in the Naïve or Primitive manner. He was also known as Le Douanier (the customs officer), a humorous description of his occupation as a toll collector. Ridiculed during his lifetime by critics, he came to be recognized as a self-taught genius whose works are of high artistic quality. Rousseau's work exerted an extensive influence on several generations of avant-garde artists.</text:p>
      <text:p text:style-name="P1">Галерея:</text:p>
      <text:p text:style-name="P1">Tiger in a Tropical Storm (Surprised!)</text:p>
      <text:p text:style-name="P1"><text:soft-page-break/>http://img01.taobaocdn.com/imgextra/i1/27984093/T2xXefXftbXXXXXXXX_!!27984093.jpg</text:p>
      <text:p text:style-name="P1">The Hungry Lion Throws Itself on the Antelope</text:p>
      <text:p text:style-name="P1">http://blog-imgs-37-origin.fc2.com/r/o/s/roseangela/s_Henri_Rousseau_lion.jpg</text:p>
      <text:p text:style-name="P1">The dream</text:p>
      <text:p text:style-name="P1"><text:a xlink:type="simple" xlink:href="https://pbs.twimg.com/media/B4WdbsHCYAAVIWg.jpg:large">https://pbs.twimg.com/media/B4WdbsHCYAAVIWg.jpg:large</text:a></text:p>
      <text:p text:style-name="P1"/>
      <text:p text:style-name="P1">6. Hannah Höch</text:p>
      <text:p text:style-name="P1">Портрет:</text:p>
      <text:p text:style-name="P1">http://upload.wikimedia.org/wikipedia/en/8/85/HannahHoch.jpg</text:p>
      <text:p text:style-name="P1">Годы жизни:November 1, 1889 – May 31, 1978</text:p>
      <text:p text:style-name="P1">Жанр:Anti-art </text:p>
      <text:p text:style-name="P1">Биография: </text:p>
      <text:p text:style-name="P1">Hannah Höch was a German Dada artist. She is best known for her work of the Weimar period, when she was one of the originators of photomontage. </text:p>
      <text:p text:style-name="P1">Галерея:</text:p>
      <text:p text:style-name="P1">Cut with the Kitchen Knife through the Beer-Belly of the Weimar Republic</text:p>
      <text:p text:style-name="P1"><text:a xlink:type="simple" xlink:href="http://upload.wikimedia.org/wikipedia/en/thumb/6/6b/Hoch-Cut_With_the_Kitchen_Knife.jpg/640px-Hoch-Cut_With_the_Kitchen_Knife.jpg">http://upload.wikimedia.org/wikipedia/en/thumb/6/6b/Hoch-Cut_With_the_Kitchen_Knife.jpg/640px-Hoch-Cut_With_the_Kitchen_Knife.jpg</text:a></text:p>
      <text:p text:style-name="P1">The quiet girl</text:p>
      <text:p text:style-name="P1"><text:a xlink:type="simple" xlink:href="https://venetianred.files.wordpress.com/2010/01/hannah-hoche28094da-dandy-1919.jpg">https://venetianred.files.wordpress.com/2010/01/hannah-hoche28094da-dandy-1919.jpg</text:a></text:p>
      <text:p text:style-name="P1">Obras</text:p>
      <text:p text:style-name="P1"><text:a xlink:type="simple" xlink:href="http://www.exporevue.com/images/magazine/3455hoch_platonischeliebe.jpg">http://www.exporevue.com/images/magazine/3455hoch_platonischeliebe.jpg</text:a></text:p>
      <text:p text:style-name="P1"/>
      <text:p text:style-name="P4">21st Century Art</text:p>
      <text:p text:style-name="P5"/>
      <text:p text:style-name="P5">Показательные картины:</text:p>
      <text:p text:style-name="P5">Irrationnal Geometrics digital art installation 2008 by Pascal Dombis</text:p>
      <text:p text:style-name="P5"><text:a xlink:type="simple" xlink:href="http://upload.wikimedia.org/wikipedia/commons/thumb/4/41/Dombis_1687.jpg/640px-Dombis_1687.jpg">http://upload.wikimedia.org/wikipedia/commons/thumb/4/41/Dombis_1687.jpg/640px-Dombis_1687.jpg</text:a></text:p>
      <text:p text:style-name="P5">Lillian Schwartz's Comparison of Leonardo's self portrait and the Mona Lisa based on Schwartz's Mona Leo. </text:p>
      <text:p text:style-name="P5"><text:a xlink:type="simple" xlink:href="http://upload.wikimedia.org/wikipedia/commons/thumb/8/8e/DaVinci_MonaLisa1b.jpg/320px-DaVinci_MonaLisa1b.jpg">http://upload.wikimedia.org/wikipedia/commons/thumb/8/8e/DaVinci_MonaLisa1b.jpg/320px-DaVinci_MonaLisa1b.jpg</text:a></text:p>
      <text:p text:style-name="P8">Evening Mood by Lauren K. Cannon</text:p>
      <text:p text:style-name="P5"><text:a xlink:type="simple" xlink:href="http://s009.radikal.ru/i310/1011/f5/9d5e86ae8e44.jpg">http://s009.radikal.ru/i310/1011/f5/9d5e86ae8e44.jpg</text:a></text:p>
      <text:p text:style-name="P5">Street art by WATTTS in Paris</text:p>
      <text:p text:style-name="P5"><text:a xlink:type="simple" xlink:href="http://upload.wikimedia.org/wikipedia/commons/d/d6/Wattts_street_art_paris.jpg">http://upload.wikimedia.org/wikipedia/commons/d/d6/Wattts_street_art_paris.jpg</text:a></text:p>
      <text:p text:style-name="P5">Painting in the Global Tradition by Ces53, a Dutch street artist</text:p>
      <text:p text:style-name="P5"><text:a xlink:type="simple" xlink:href="http://upload.wikimedia.org/wikipedia/commons/thumb/4/4b/2007_011_CES_Schelling_Monsters.jpg/640px-2007_011_CES_Schelling_Monsters.jpg">http://upload.wikimedia.org/wikipedia/commons/thumb/4/4b/2007_011_CES_Schelling_Monsters.jpg/640px-2007_011_CES_Schelling_Monsters.jpg</text:a></text:p>
      <text:p text:style-name="P5">Rat by Banksy</text:p>
      <text:p text:style-name="P5"><text:a xlink:type="simple" xlink:href="http://kak-ya.ru/images/photos/2936_13317153_ca353f3462.jpg">http://kak-ya.ru/images/photos/2936_13317153_ca353f3462.jpg</text:a></text:p>
      <text:p text:style-name="P5"/>
      <text:p text:style-name="P5">Описание:</text:p>
      <text:p text:style-name="P1"/>
      <text:p text:style-name="P1">Последователи:</text:p>
      <text:p text:style-name="P1">1. Lauren K. Cannon</text:p>
      <text:p text:style-name="P1">Портрет:</text:p>
      <text:p text:style-name="P1">http://fc03.deviantart.net/fs70/f/2014/223/8/e/deviant_id_by_navate-d8jjg4.jpg</text:p>
      <text:p text:style-name="P2"><text:span text:style-name="T4">Годы жизни: </text:span><text:span text:style-name="T1">October 27, 1986 - Now</text:span></text:p>
      <text:p text:style-name="P1">Жанр: Digital Art</text:p>
      <text:p text:style-name="P1">Биография:</text:p>
      <text:p text:style-name="P1"><text:soft-page-break/>Lauren K. Cannon born in a small town in New Jersey, USA. She had an overflowing imagination since childhood and she gave life to her imagination through drawing. She describes her style as surreal fantasy and she is fascinated with the beautiful, the strange and the macabre. Lauren made an amazing portrait of the main character from “The Painted Man”, the recently released novel of Peter V. Brett. Lauren also designed the wards that appear on the author’s site and that will be featured on the US cover edition of the novel, which will be released by Del Rey Books in March 2009 with the title “The Warded Man”.</text:p>
      <text:p text:style-name="P1">Галерея:</text:p>
      <text:p text:style-name="P1">Baalhu</text:p>
      <text:p text:style-name="P1"><text:a xlink:type="simple" xlink:href="http://s015.radikal.ru/i332/1011/4c/841657ecaf6e.jpg">http://s015.radikal.ru/i332/1011/4c/841657ecaf6e.jpg</text:a></text:p>
      <text:p text:style-name="P1">Summon infinity</text:p>
      <text:p text:style-name="P1"><text:a xlink:type="simple" xlink:href="http://s013.radikal.ru/i324/1011/ed/0f468165a6ed.jpg">http://s013.radikal.ru/i324/1011/ed/0f468165a6ed.jpg</text:a></text:p>
      <text:p text:style-name="P1">Iliijaa</text:p>
      <text:p text:style-name="P1"><text:a xlink:type="simple" xlink:href="http://s010.radikal.ru/i312/1011/0c/61870d7f13db.jpg">http://s010.radikal.ru/i312/1011/0c/61870d7f13db.jpg</text:a></text:p>
      <text:p text:style-name="P1"/>
      <text:p text:style-name="P1">2. Banksy</text:p>
      <text:p text:style-name="P1">Портрет:</text:p>
      <text:p text:style-name="P1">http://lurkmore.so/images/2/20/Banksytimes.jpg</text:p>
      <text:p text:style-name="P2"><text:span text:style-name="T4">Годы жизни:</text:span><text:span text:style-name="T3"> </text:span><text:span text:style-name="T2">1974 (or 1975) - Now</text:span></text:p>
      <text:p text:style-name="P1">Жанр: Street art</text:p>
      <text:p text:style-name="P1">Биография:</text:p>
      <text:p text:style-name="P1">Banksy is a pseudonymous English graffiti artist, political activist, film director, and painter. Although his identity has not been proven, reliable sources report that he is believed to be Robin Gunningham, a former public schoolboy at Bristol Cathedral Choir School. His satirical street art and subversive epigrams combine dark humour with graffiti executed in a distinctive stencilling technique. His works of political and social commentary have been featured on streets, walls, and bridges of cities throughout the world.</text:p>
      <text:p text:style-name="P1">Галерея:</text:p>
      <text:p text:style-name="P1">Naked man</text:p>
      <text:p text:style-name="P1">http://upload.wikimedia.org/wikipedia/commons/thumb/7/75/Banksy-ps.jpg/320px-Banksy-ps.jpg</text:p>
      <text:p text:style-name="P1">Ozon's angel</text:p>
      <text:p text:style-name="P1"><text:a xlink:type="simple" xlink:href="http://upload.wikimedia.org/wikipedia/commons/thumb/1/1a/Ozone%27s_Angel.jpg/640px-Ozone%27s_Angel.jpg">http://upload.wikimedia.org/wikipedia/commons/thumb/1/1a/Ozone%27s_Angel.jpg/640px-Ozone%27s_Angel.jpg</text:a></text:p>
      <text:p text:style-name="P1">Near Bethlehem</text:p>
      <text:p text:style-name="P1"><text:a xlink:type="simple" xlink:href="http://upload.wikimedia.org/wikipedia/commons/thumb/9/9a/Mauer-betlehem.jpg/640px-Mauer-betlehem.jpg">http://upload.wikimedia.org/wikipedia/commons/thumb/9/9a/Mauer-betlehem.jpg/640px-Mauer-betlehem.jpg</text:a></text:p>
      <text:p text:style-name="P1"/>
      <text:p text:style-name="P1">3. Sycra Yasin</text:p>
      <text:p text:style-name="P1">Портрет:</text:p>
      <text:p text:style-name="P1">Годы жизни:</text:p>
      <text:p text:style-name="P1">Жанр:</text:p>
      <text:p text:style-name="P1">Биография:</text:p>
      <text:p text:style-name="P1">Галерея:</text:p>
      <text:p text:style-name="P1"/>
      <text:p text:style-name="P1">4. Shepard Fairey</text:p>
      <text:p text:style-name="P1">Портрет:</text:p>
      <text:p text:style-name="P1">http://upload.wikimedia.org/wikipedia/commons/thumb/8/83/Shepard-fairey-2011-westhollywood.jpg/320px-Shepard-fairey-2011-westhollywood.jpg</text:p>
      <text:p text:style-name="P2"><text:span text:style-name="T4">Годы жизни: </text:span><text:span text:style-name="T2">February 15, 1970 - Now</text:span></text:p>
      <text:p text:style-name="P1">Жанр: Street art</text:p>
      <text:p text:style-name="P1">Биография:</text:p>
      <text:p text:style-name="P1">Frank Shepard Fairey is an American contemporary street artist, graphic designer, activist and <text:soft-page-break/>illustrator who emerged from the skateboarding scene. He first became known for his "Andre the Giant Has a Posse" (…OBEY…) sticker campaign, in which he appropriated images from the comedic supermarket tabloid Weekly World News.</text:p>
      <text:p text:style-name="P1"/>
      <text:p text:style-name="P1">He became widely known during the 2008 U.S. presidential election for his Barack Obama "Hope" poster. The Institute of Contemporary Art, Boston calls him one of today's best known and most influential street artists. His work is included in the collections at The Smithsonian, the Los Angeles County Museum of Art, the Museum of Modern Art in New York City, the Museum of Contemporary Art San Diego, the National Portrait Gallery in Washington, D.C., the Virginia Museum of Fine Arts in Richmond, and the Victoria and Albert Museum in London.</text:p>
      <text:p text:style-name="P1">Галерея:</text:p>
      <text:p text:style-name="P1">Andre the giant (OBEY)</text:p>
      <text:p text:style-name="P1"><text:a xlink:type="simple" xlink:href="http://lurkmore.so/images/8/86/ObeyGigant.jpg">http://lurkmore.so/images/8/86/ObeyGigant.jpg</text:a></text:p>
      <text:p text:style-name="P1">They Llive (OBEY)</text:p>
      <text:p text:style-name="P1"><text:a xlink:type="simple" xlink:href="http://mw2.google.com/mw-panoramio/photos/medium/111614689.jpg">http://mw2.google.com/mw-panoramio/photos/medium/111614689.jpg</text:a></text:p>
      <text:p text:style-name="P1">Obama (OBEY)</text:p>
      <text:p text:style-name="P1">http://fc09.deviantart.net/fs70/f/2013/010/4/9/obey_by_oppaperstorm-d5r1778.png</text:p>
      <text:p text:style-name="P1"/>
      <text:p text:style-name="P1">Галерея :</text:p>
      <text:p text:style-name="P1"/>
      <text:p text:style-name="P7">The Rainessance</text:p>
      <text:p text:style-name="P1"><text:a xlink:type="simple" xlink:href="http://upload.wikimedia.org/wikipedia/commons/c/c0/Dirck_Hals_-_Banquet_Scene_in_a_Renaissance_Hall_-_WGA11035.jpg">http://upload.wikimedia.org/wikipedia/commons/c/c0/Dirck_Hals_-_Banquet_Scene_in_a_Renaissance_Hall_-_WGA11035.jpg</text:a></text:p>
      <text:p text:style-name="P1"><text:a xlink:type="simple" xlink:href="http://www.oxfordartonline.com/public/media/Bzt_Renaissance2_Tintoretto.jpg">http://www.oxfordartonline.com/public/media/Bzt_Renaissance2_Tintoretto.jpg</text:a></text:p>
      <text:p text:style-name="P1">http://cs3.livemaster.ru/zhurnalfoto/6/4/d/130801214128.jpg</text:p>
      <text:p text:style-name="P1"><text:a xlink:type="simple" xlink:href="http://www.walkaboutflorence.com/sites/default/files/styles/news_detail/public/Renaissance_Florence_Italy.jpg?itok=ZdFpppqy">http://www.walkaboutflorence.com/sites/default/files/styles/news_detail/public/Renaissance_Florence_Italy.jpg?itok=ZdFpppqy</text:a></text:p>
      <text:p text:style-name="P1"><text:a xlink:type="simple" xlink:href="http://static.tumblr.com/8dd59a0efc01be16efb4fd530d888654/xtebxly/lI8mhb9tk/tumblr_static_tumblr_mh7uf2fte41s4qflio1_400.jpg">http://static.tumblr.com/8dd59a0efc01be16efb4fd530d888654/xtebxly/lI8mhb9tk/tumblr_static_tumblr_mh7uf2fte41s4qflio1_400.jpg</text:a></text:p>
      <text:p text:style-name="P1"><text:a xlink:type="simple" xlink:href="http://www.oxfordartonline.com/public/media/Bzt_Renaissance2_Titian.jpg">http://www.oxfordartonline.com/public/media/Bzt_Renaissance2_Titian.jpg</text:a></text:p>
      <text:p text:style-name="P1"><text:a xlink:type="simple" xlink:href="http://www.nationalgallery.org.uk/upload/img/monet-water-lily-pond-NG4240-r-half.jpg">http://www.nationalgallery.org.uk/upload/img/monet-water-lily-pond-NG4240-r-half.jpg</text:a></text:p>
      <text:p text:style-name="P1"><text:a xlink:type="simple" xlink:href="http://www.osnatfineart.com/images/Madame-Monet-and-Her-Son.gif">http://www.osnatfineart.com/images/Madame-Monet-and-Her-Son.gif</text:a></text:p>
      <text:p text:style-name="P1"><text:a xlink:type="simple" xlink:href="http://www.ibiblio.org/wm/paint/auth/monet/first/impression/impression.jpg">http://www.ibiblio.org/wm/paint/auth/monet/first/impression/impression.jpg</text:a></text:p>
      <text:p text:style-name="P1"><text:a xlink:type="simple" xlink:href="http://www.nosnana.org/media/k2/items/cache/21615ff211c60b43d866a2b2bca320da_XL.jpg">http://www.nosnana.org/media/k2/items/cache/21615ff211c60b43d866a2b2bca320da_XL.jpg</text:a></text:p>
      <text:p text:style-name="P1"/>
      <text:p text:style-name="P7">Modernism</text:p>
      <text:p text:style-name="P7"><text:a xlink:type="simple" xlink:href="http://mediasubs.ru/group//uploads/mi/mir-iskusstva-tvorchestva-i-krasotyi/image2/UtZjdiOS0.jpg">http://mediasubs.ru/group//uploads/mi/mir-iskusstva-tvorchestva-i-krasotyi/image2/UtZjdiOS0.jpg</text:a></text:p>
      <text:p text:style-name="P7"><text:a xlink:type="simple" xlink:href="http://jivopismaslom.ru/wp-content/uploads/2012/09/Pol-Gogen-Dve-taityanki.jpg">http://jivopismaslom.ru/wp-content/uploads/2012/09/Pol-Gogen-Dve-taityanki.jpg</text:a></text:p>
      <text:p text:style-name="P7"><text:a xlink:type="simple" xlink:href="http://art-assorty.ru/uploads/posts/2012-01/1325754078_modernizm.jpg">http://art-assorty.ru/uploads/posts/2012-01/1325754078_modernizm.jpg</text:a></text:p>
      <text:p text:style-name="P7"><text:a xlink:type="simple" xlink:href="http://files.smallbay.ru/images9/munch03.jpg">http://files.smallbay.ru/images9/munch03.jpg</text:a></text:p>
      <text:p text:style-name="P7"><text:a xlink:type="simple" xlink:href="http://img-fotki.yandex.ru/get/2708/innalove.5/0_7f7a_693f34f4_XL.jpg">http://img-fotki.yandex.ru/get/2708/innalove.5/0_7f7a_693f34f4_XL.jpg</text:a></text:p>
      <text:p text:style-name="P7"><text:a xlink:type="simple" xlink:href="http://www.wm-painting.ru/images/Books/ru31.jpg">http://www.wm-painting.ru/images/Books/ru31.jpg</text:a></text:p>
      <text:p text:style-name="P7"><text:a xlink:type="simple" xlink:href="http://www.wm-painting.ru/images/Books/ru16.jpg">http://www.wm-painting.ru/images/Books/ru16.jpg</text:a></text:p>
      <text:p text:style-name="P7"><text:a xlink:type="simple" xlink:href="http://skillsup.ru/assets/images/photos/400/432-osnovnyie-napravleniya-izobrazitelnogo-iskusstva-xx-veka/01.jpg">http://skillsup.ru/assets/images/photos/400/432-osnovnyie-napravleniya-izobrazitelnogo-iskusstva-xx-veka/01.jpg</text:a></text:p>
      <text:p text:style-name="P7"><text:a xlink:type="simple" xlink:href="http://p-ivlin.ru/wp-content/uploads/2013/03/Modern1.jpg">http://p-ivlin.ru/wp-content/uploads/2013/03/Modern1.jpg</text:a></text:p>
      <text:p text:style-name="P7"><text:a xlink:type="simple" xlink:href="http://www.infrance.su/gallery/data/media/36/delaunay_2.jpg">http://www.infrance.su/gallery/data/media/36/delaunay_2.jpg</text:a></text:p>
      <text:p text:style-name="P1"/>
      <text:p text:style-name="P6">21th Century Art</text:p>
      <text:p text:style-name="P1">http://www.hdwallpapersinn.com/wp-content/uploads/2014/11/Virtuos-Concept-Art-Services-2.jpg</text:p>
      <text:p text:style-name="P1">http://illusion.scene360.com/wp-content/themes/sahara-10/submissions/2013/10/martinakis-06.jpg</text:p>
      <text:p text:style-name="P1">http://www.bitdesign.ca/gallery/illustration/digital/bouquet500.jpg</text:p>
      <text:p text:style-name="P1"><text:soft-page-break/>https://m1.behance.net/rendition/modules/7607065/disp/73d3d5406a6c7b80b0e4924400faed3c.jpg</text:p>
      <text:p text:style-name="P1">https://s-media-cache-ak0.pinimg.com/originals/a1/fc/02/a1fc02c9b4df067c2fa132bed80bdf44.jpg</text:p>
      <text:p text:style-name="P1">http://photographyideas.info/wp-content/uploads/2014/10/Landscape-Silhouette-Digital-Photography1.jpg</text:p>
      <text:p text:style-name="P1">http://www.synthetik.com/wp-content/uploads/2011/05/StudioArtistScreenSnapz2308.jpg.scaled1000.jpg</text:p>
      <text:p text:style-name="P1">http://static1.squarespace.com/static/53ffad1fe4b0bf4098a0d211/t/5400142ee4b0c3314cbc8ea9/1409291310561/</text:p>
      <text:p text:style-name="P1">http://fc03.deviantart.net/fs71/i/2011/336/d/9/insignia___fractal_art_by_ikill_animation-d4i01zh.png</text:p>
      <text:p text:style-name="P1">https://www.nodebox.net/code/data/media/workshop_helsinki5.jpg</text:p>
      <text:p text:style-name="P1">http://cdn.trendhunterstatic.com/thumbs/super-nature.jpeg</text:p>
      <text:p text:style-name="P1"><text:a xlink:type="simple" xlink:href="http://cs3-1.4pda.to/2397281.gif">http://cs3-1.4pda.to/2397281.gif</text:a></text:p>
      <text:p text:style-name="P1"><text:a xlink:type="simple" xlink:href="http://www.ozartsetc.com/wp-content/uploads/2013/12/22-ozartsetc_nuxuno-xan_street-art_fort-de-france_martinique_2013_00-e1363115219907.jpg">http://www.ozartsetc.com/wp-content/uploads/2013/12/22-ozartsetc_nuxuno-xan_street-art_fort-de-france_martinique_2013_00-e1363115219907.jpg</text:a></text:p>
      <text:p text:style-name="P1"><text:a xlink:type="simple" xlink:href="http://streetartlondon.co.uk/tours/files/2014/01/23-Street-Art-London-Street-Art-Tour.jpg">http://streetartlondon.co.uk/tours/files/2014/01/23-Street-Art-London-Street-Art-Tour.jpg</text:a></text:p>
      <text:p text:style-name="P1"><text:a xlink:type="simple" xlink:href="http://streetartlondon.co.uk/artists/files/2010/11/Boxi-street-artist-2.jpg">http://streetartlondon.co.uk/artists/files/2010/11/Boxi-street-artist-2.jpg</text:a></text:p>
      <text:p text:style-name="P1"><text:a xlink:type="simple" xlink:href="http://41.media.tumblr.com/9ed595d632162d0cd087f9dbc1764af3/tumblr_mxk3qgoasp1rte5gyo4_1280.jpg">http://41.media.tumblr.com/9ed595d632162d0cd087f9dbc1764af3/tumblr_mxk3qgoasp1rte5gyo4_1280.jpg</text:a></text:p>
      <text:p text:style-name="P1"><text:a xlink:type="simple" xlink:href="http://oddstuffmagazine.com/wp-content/uploads/2012/06/0271.jpg">http://oddstuffmagazine.com/wp-content/uploads/2012/06/0271.jpg</text:a></text:p>
      <text:p text:style-name="P1"><text:a xlink:type="simple" xlink:href="http://wordlesstech.com/wp-content/uploads/2012/08/Street-Art-for-July-3.jpg">http://wordlesstech.com/wp-content/uploads/2012/08/Street-Art-for-July-3.jpg</text:a></text:p>
      <text:p text:style-name="P1"><text:a xlink:type="simple" xlink:href="http://cdn.visualnews.com/wp-content/uploads/2013/08/1-Street-Art-by-DALeast-600x399.jpg">http://cdn.visualnews.com/wp-content/uploads/2013/08/1-Street-Art-by-DALeast-600x399.jpg</text:a></text:p>
      <text:p text:style-name="P1"><text:a xlink:type="simple" xlink:href="http://www.ufunk.net/wp-content/uploads/2013/05/MTO-street-art-25.jpg">http://www.ufunk.net/wp-content/uploads/2013/05/MTO-street-art-25.jpg</text:a></text:p>
      <text:p text:style-name="P1"><text:a xlink:type="simple" xlink:href="http://cdn.europosters.eu/image/1300/posters/banksy-street-art-graffiti-soldier-and-girl-i18594.jpg">http://cdn.europosters.eu/image/1300/posters/banksy-street-art-graffiti-soldier-and-girl-i18594.jpg</text:a></text:p>
      <text:p text:style-name="P1"><text:a xlink:type="simple" xlink:href="http://www.pariszigzag.fr/wp-content/uploads/2013/05/street-arts-paris-75.jpg">http://www.pariszigzag.fr/wp-content/uploads/2013/05/street-arts-paris-75.jpg</text:a></text:p>
      <text:p text:style-name="P1"/>
      <text:p text:style-name="P1"/>
      <text:p text:style-name="P1"/>
      <text:p text:style-name="P1"/>
      <text:p text:style-name="P1"/>
      <text:p text:style-name="P1"/>
      <text:p text:style-name="P1"><text:tab/><text:tab/><text:tab/><text:tab/><text:tab/><text:tab/><text:tab/></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3-11T18:19:34</dc:date>
    <meta:editing-duration>P0D</meta:editing-duration>
    <meta:editing-cycles>2</meta:editing-cycles>
    <meta:document-statistic meta:table-count="0" meta:image-count="0" meta:object-count="0" meta:page-count="9" meta:paragraph-count="295" meta:word-count="1973" meta:character-count="21039" meta:non-whitespace-character-count="19335"/>
  </office:meta>
</office:document-meta>
</file>